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alculDecisionAvecExcedantRefus" style:family="table">
      <style:table-properties style:width="16.633cm" fo:margin-left="0cm" fo:margin-right="-0.012cm" table:align="margins" style:may-break-between-rows="false"/>
    </style:style>
    <style:style style:name="tabCalculDecisionAvecExcedantRefus.A" style:family="table-column">
      <style:table-column-properties style:column-width="13.712cm" style:rel-column-width="54023*"/>
    </style:style>
    <style:style style:name="tabCalculDecisionAvecExcedantRefus.B" style:family="table-column">
      <style:table-column-properties style:column-width="0.388cm" style:rel-column-width="1528*"/>
    </style:style>
    <style:style style:name="tabCalculDecisionAvecExcedantRefus.C" style:family="table-column">
      <style:table-column-properties style:column-width="0.965cm" style:rel-column-width="3798*"/>
    </style:style>
    <style:style style:name="tabCalculDecisionAvecExcedantRefus.D" style:family="table-column">
      <style:table-column-properties style:column-width="0.201cm" style:rel-column-width="795*"/>
    </style:style>
    <style:style style:name="tabCalculDecisionAvecExcedantRefus.E" style:family="table-column">
      <style:table-column-properties style:column-width="1.369cm" style:rel-column-width="5391*"/>
    </style:style>
    <style:style style:name="tabCalculDecisionAvecExcedantRefus.A1" style:family="table-cell">
      <style:table-cell-properties fo:background-color="transparent" fo:padding="0cm" fo:border="none">
        <style:background-image/>
      </style:table-cell-properties>
    </style:style>
    <style:style style:name="tabCalculDecisionAvecExcedantRefus.C3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CalculDecisionAvecExcedantRefus.C4" style:family="table-cell">
      <style:table-cell-properties fo:background-color="transparent" style:border-line-width-bottom="0.002cm 0.035cm 0.002cm" fo:padding="0cm" fo:border-left="none" fo:border-right="none" fo:border-top="none" fo:border-bottom="0.039cm double #000000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  <style:text-properties style:font-name="Helvetica" fo:font-size="11pt" style:font-size-asian="11pt" style:font-name-complex="Arial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Helvetica" fo:font-size="11pt" style:font-size-asian="11pt" style:font-name-complex="Arial" style:font-size-complex="11pt"/>
    </style:style>
    <style:style style:name="P3" style:family="paragraph" style:parent-style-name="Table_20_Contents">
      <style:paragraph-properties fo:text-align="justify" style:justify-single-word="false"/>
      <style:text-properties style:font-name="Helvetica" fo:font-size="10pt" fo:font-style="italic" style:font-size-asian="10pt" style:font-style-asian="italic" style:font-name-complex="Arial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Helvetica" fo:font-size="10pt" fo:font-style="italic" style:font-size-asian="10pt" style:font-style-asian="italic" style:font-name-complex="Arial" style:font-size-complex="10pt" style:font-style-complex="italic"/>
    </style:style>
    <style:style style:name="P5" style:family="paragraph" style:parent-style-name="Table_20_Contents">
      <style:paragraph-properties fo:text-align="end" style:justify-single-word="false"/>
      <style:text-properties style:font-name="Helvetica" fo:font-size="10pt" fo:font-style="italic" style:text-underline-style="none" style:font-size-asian="10pt" style:font-style-asian="italic" style:font-name-complex="Arial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style:font-name="Helvetica" fo:font-size="10pt" fo:font-style="italic" style:text-underline-style="none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Helvetica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Helvetica" fo:font-size="10pt" style:font-size-asian="10pt" style:font-name-complex="Arial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10pt" style:font-size-asian="10pt" style:font-name-complex="Arial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10pt" style:font-size-asian="10pt" style:font-name-complex="Arial" style:font-size-complex="10pt"/>
    </style:style>
    <style:style style:name="P11" style:family="paragraph" style:parent-style-name="Standard">
      <style:text-properties style:font-name="Helvetica" fo:font-size="2pt" style:font-size-asian="2pt" style:font-size-complex="2pt"/>
    </style:style>
    <style:style style:name="P12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CalculDecisionAvecExcedantRefus" table:style-name="tabCalculDecisionAvecExcedantRefus">
        <table:table-column table:style-name="tabCalculDecisionAvecExcedantRefus.A"/>
        <table:table-column table:style-name="tabCalculDecisionAvecExcedantRefus.B"/>
        <table:table-column table:style-name="tabCalculDecisionAvecExcedantRefus.C"/>
        <table:table-column table:style-name="tabCalculDecisionAvecExcedantRefus.D"/>
        <table:table-column table:style-name="tabCalculDecisionAvecExcedantRefus.E"/>
        <table:table-row>
          <table:table-cell table:style-name="tabCalculDecisionAvecExcedantRefus.A1" office:value-type="string">
            <text:p text:style-name="P12">%=titreCalcul=%</text:p>
          </table:table-cell>
          <table:table-cell table:style-name="tabCalculDecisionAvecExcedantRefus.A1" office:value-type="string">
            <text:p text:style-name="P13"/>
          </table:table-cell>
          <table:table-cell table:style-name="tabCalculDecisionAvecExcedantRefus.A1" office:value-type="string">
            <text:p text:style-name="P1"/>
          </table:table-cell>
          <table:table-cell table:style-name="tabCalculDecisionAvecExcedantRefus.A1" office:value-type="string">
            <text:p text:style-name="P1"/>
          </table:table-cell>
          <table:table-cell table:style-name="tabCalculDecisionAvecExcedantRefus.A1" office:value-type="string">
            <text:p text:style-name="P2"/>
          </table:table-cell>
        </table:table-row>
        <table:table-row>
          <table:table-cell table:style-name="tabCalculDecisionAvecExcedantRefus.A1" office:value-type="string">
            <text:p text:style-name="P3">%=texteExcedentRevenu=%</text:p>
          </table:table-cell>
          <table:table-cell table:style-name="tabCalculDecisionAvecExcedantRefus.A1" office:value-type="string">
            <text:p text:style-name="P4"/>
          </table:table-cell>
          <table:table-cell table:style-name="tabCalculDecisionAvecExcedantRefus.A1" office:value-type="string">
            <text:p text:style-name="P3">%=chf=%</text:p>
          </table:table-cell>
          <table:table-cell table:style-name="tabCalculDecisionAvecExcedantRefus.A1" office:value-type="string">
            <text:p text:style-name="P3"/>
          </table:table-cell>
          <table:table-cell table:style-name="tabCalculDecisionAvecExcedantRefus.A1" office:value-type="string">
            <text:p text:style-name="P5">%=montantExcedentRevenu=%</text:p>
          </table:table-cell>
        </table:table-row>
        <table:table-row>
          <table:table-cell table:style-name="tabCalculDecisionAvecExcedantRefus.A1" office:value-type="string">
            <text:p text:style-name="P8">%=texteMontantFacture=%</text:p>
          </table:table-cell>
          <table:table-cell table:style-name="tabCalculDecisionAvecExcedantRefus.A1" office:value-type="string">
            <text:p text:style-name="P9">-</text:p>
          </table:table-cell>
          <table:table-cell table:style-name="tabCalculDecisionAvecExcedantRefus.C3" office:value-type="string">
            <text:p text:style-name="P8">%=chf=%</text:p>
          </table:table-cell>
          <table:table-cell table:style-name="tabCalculDecisionAvecExcedantRefus.C3" office:value-type="string">
            <text:p text:style-name="P8"/>
          </table:table-cell>
          <table:table-cell table:style-name="tabCalculDecisionAvecExcedantRefus.C3" office:value-type="string">
            <text:p text:style-name="P10">%=montantFacture=%</text:p>
          </table:table-cell>
        </table:table-row>
        <table:table-row>
          <table:table-cell table:style-name="tabCalculDecisionAvecExcedantRefus.A1" office:value-type="string">
            <text:p text:style-name="P3">%=texteSoldeExcedentRevenu=%</text:p>
          </table:table-cell>
          <table:table-cell table:style-name="tabCalculDecisionAvecExcedantRefus.A1" office:value-type="string">
            <text:p text:style-name="P4">=</text:p>
          </table:table-cell>
          <table:table-cell table:style-name="tabCalculDecisionAvecExcedantRefus.C4" office:value-type="string">
            <text:p text:style-name="P7">%=chf=%</text:p>
          </table:table-cell>
          <table:table-cell table:style-name="tabCalculDecisionAvecExcedantRefus.C4" office:value-type="string">
            <text:p text:style-name="P7"/>
          </table:table-cell>
          <table:table-cell table:style-name="tabCalculDecisionAvecExcedantRefus.C4" office:value-type="string">
            <text:p text:style-name="P6">%=montantSoldeExcedent=%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5cm" fo:margin-right="1.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7T10:22:55.04</dc:date>
    <meta:editing-cycles>18</meta:editing-cycles>
    <meta:editing-duration>PT1H12M10S</meta:editing-duration>
    <meta:document-statistic meta:table-count="1" meta:image-count="0" meta:object-count="0" meta:page-count="1" meta:paragraph-count="12" meta:word-count="12" meta:character-count="179"/>
    <dc:creator>lga </dc:creator>
    <meta:user-defined meta:name="Info 1"/>
    <meta:user-defined meta:name="Info 2"/>
    <meta:user-defined meta:name="Info 3"/>
    <meta:user-defined meta:name="Info 4"/>
  </office:meta>
</office:document-meta>
</file>